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verse" table:style-name="ta1">
        <table:shapes>
          <draw:frame draw:z-index="0" draw:style-name="gr1" draw:text-style-name="P1" svg:width="159.99mm" svg:height="89.99mm" svg:x="77.63mm" svg:y="54.12mm">
            <draw:object draw:notify-on-update-of-ranges="reverse.A1:reverse.A20 reverse.B1:reverse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73.23mm" svg:y="152.67mm">
            <draw:object draw:notify-on-update-of-ranges="reverse.A37:reverse.A56 reverse.B37:reverse.B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71.86mm" svg:y="257.31mm">
            <draw:object draw:notify-on-update-of-ranges="reverse.A60:reverse.A79 reverse.B60:reverse.B7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68.28mm" svg:y="361.45mm">
            <draw:object draw:notify-on-update-of-ranges="reverse.A82:reverse.A101 reverse.B82:reverse.B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478029251098633" calcext:value-type="float">
            <text:p>0.0000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481605529785156" calcext:value-type="float">
            <text:p>0.00000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598430633544922" calcext:value-type="float">
            <text:p>0.00000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00973939895629883" calcext:value-type="float">
            <text:p>0.00001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00118494033813477" calcext:value-type="float">
            <text:p>0.00001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0139117240905762" calcext:value-type="float">
            <text:p>0.00001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00165700912475586" calcext:value-type="float">
            <text:p>0.00001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019681453704834" calcext:value-type="float">
            <text:p>0.00002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00218629837036133" calcext:value-type="float">
            <text:p>0.0000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0275015830993652" calcext:value-type="float">
            <text:p>0.00002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00267744064331055" calcext:value-type="float">
            <text:p>0.00002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00292181968688965" calcext:value-type="float">
            <text:p>0.000029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00319600105285645" calcext:value-type="float">
            <text:p>0.00003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00335693359375" calcext:value-type="float">
            <text:p>0.00003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00397801399230957" calcext:value-type="float">
            <text:p>0.00004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00395655632019043" calcext:value-type="float">
            <text:p>0.000040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00443696975708008" calcext:value-type="float">
            <text:p>0.00004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00516057014465332" calcext:value-type="float">
            <text:p>0.000052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000506997108459473" calcext:value-type="float">
            <text:p>0.00005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0530362129211426" calcext:value-type="float">
            <text:p>0.000053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/>
          <table:table-cell office:value-type="string" calcext:value-type="string">
            <text:p>Colin revers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106329917907715" calcext:value-type="float">
            <text:p>0.00106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1620512008667" calcext:value-type="float">
            <text:p>0.00216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313189029693604" calcext:value-type="float">
            <text:p>0.0031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419903993606568" calcext:value-type="float">
            <text:p>0.00419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525647401809693" calcext:value-type="float">
            <text:p>0.00525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631263256072998" calcext:value-type="float">
            <text:p>0.00631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733742713928223" calcext:value-type="float">
            <text:p>0.00733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844662189483643" calcext:value-type="float">
            <text:p>0.008447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953506231307983" calcext:value-type="float">
            <text:p>0.0095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105955719947815" calcext:value-type="float">
            <text:p>0.010596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116203784942627" calcext:value-type="float">
            <text:p>0.01162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126986742019653" calcext:value-type="float">
            <text:p>0.012699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1370609998703" calcext:value-type="float">
            <text:p>0.01370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150115728378296" calcext:value-type="float">
            <text:p>0.01501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159171342849731" calcext:value-type="float">
            <text:p>0.01591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169063806533813" calcext:value-type="float">
            <text:p>0.016906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180274844169617" calcext:value-type="float">
            <text:p>0.01802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191093444824219" calcext:value-type="float">
            <text:p>0.019109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201750636100769" calcext:value-type="float">
            <text:p>0.0201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17872977256775" calcext:value-type="float">
            <text:p>0.02178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Kai rever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Default" office:value-type="float" office:value="0.00106329917907715" calcext:value-type="float">
            <text:p>0.00106329917907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Default" office:value-type="float" office:value="0.0021620512008667" calcext:value-type="float">
            <text:p>0.00216205120086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Default" office:value-type="float" office:value="0.00313189029693604" calcext:value-type="float">
            <text:p>0.0031318902969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Default" office:value-type="float" office:value="0.00419903993606568" calcext:value-type="float">
            <text:p>0.00419903993606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Default" office:value-type="float" office:value="0.00525647401809693" calcext:value-type="float">
            <text:p>0.00525647401809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Default" office:value-type="float" office:value="0.00631263256072998" calcext:value-type="float">
            <text:p>0.0063126325607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Default" office:value-type="float" office:value="0.00733742713928223" calcext:value-type="float">
            <text:p>0.00733742713928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Default" office:value-type="float" office:value="0.00844662189483643" calcext:value-type="float">
            <text:p>0.00844662189483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Default" office:value-type="float" office:value="0.00953506231307983" calcext:value-type="float">
            <text:p>0.009535062313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Default" office:value-type="float" office:value="0.0105955719947815" calcext:value-type="float">
            <text:p>0.01059557199478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style-name="Default" office:value-type="float" office:value="0.0116203784942627" calcext:value-type="float">
            <text:p>0.01162037849426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Default" office:value-type="float" office:value="0.0126986742019653" calcext:value-type="float">
            <text:p>0.01269867420196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style-name="Default" office:value-type="float" office:value="0.01370609998703" calcext:value-type="float">
            <text:p>0.0137060999870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style-name="Default" office:value-type="float" office:value="0.0150115728378296" calcext:value-type="float">
            <text:p>0.0150115728378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style-name="Default" office:value-type="float" office:value="0.0159171342849731" calcext:value-type="float">
            <text:p>0.01591713428497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style-name="Default" office:value-type="float" office:value="0.0169063806533813" calcext:value-type="float">
            <text:p>0.016906380653381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style-name="Default" office:value-type="float" office:value="0.0180274844169617" calcext:value-type="float">
            <text:p>0.01802748441696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style-name="Default" office:value-type="float" office:value="0.0191093444824219" calcext:value-type="float">
            <text:p>0.019109344482422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style-name="Default" office:value-type="float" office:value="0.0201750636100769" calcext:value-type="float">
            <text:p>0.02017506361007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0.0217872977256775" calcext:value-type="float">
            <text:p>0.02178729772567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Kai reverse – pop directly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Default" office:value-type="float" office:value="0.00143153667449951" calcext:value-type="float">
            <text:p>0.001431536674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Default" office:value-type="float" office:value="0.00290732383728027" calcext:value-type="float">
            <text:p>0.0029073238372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Default" office:value-type="float" office:value="0.00420764684677124" calcext:value-type="float">
            <text:p>0.00420764684677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Default" office:value-type="float" office:value="0.00563324689865112" calcext:value-type="float">
            <text:p>0.00563324689865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Default" office:value-type="float" office:value="0.00697662830352783" calcext:value-type="float">
            <text:p>0.00697662830352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Default" office:value-type="float" office:value="0.00837994813919068" calcext:value-type="float">
            <text:p>0.00837994813919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Default" office:value-type="float" office:value="0.00979748964309692" calcext:value-type="float">
            <text:p>0.00979748964309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Default" office:value-type="float" office:value="0.0113489985466003" calcext:value-type="float">
            <text:p>0.011348998546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Default" office:value-type="float" office:value="0.0128016948699951" calcext:value-type="float">
            <text:p>0.0128016948699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Default" office:value-type="float" office:value="0.0140152454376221" calcext:value-type="float">
            <text:p>0.01401524543762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style-name="Default" office:value-type="float" office:value="0.0155184388160706" calcext:value-type="float">
            <text:p>0.01551843881607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Default" office:value-type="float" office:value="0.0171516180038452" calcext:value-type="float">
            <text:p>0.01715161800384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style-name="Default" office:value-type="float" office:value="0.018805992603302" calcext:value-type="float">
            <text:p>0.01880599260330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style-name="Default" office:value-type="float" office:value="0.0197872519493103" calcext:value-type="float">
            <text:p>0.0197872519493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style-name="Default" office:value-type="float" office:value="0.021299421787262" calcext:value-type="float">
            <text:p>0.02129942178726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style-name="Default" office:value-type="float" office:value="0.0226233005523682" calcext:value-type="float">
            <text:p>0.022623300552368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style-name="Default" office:value-type="float" office:value="0.024052894115448" calcext:value-type="float">
            <text:p>0.02405289411544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style-name="Default" office:value-type="float" office:value="0.0255151510238647" calcext:value-type="float">
            <text:p>0.02551515102386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style-name="Default" office:value-type="float" office:value="0.0268387913703918" calcext:value-type="float">
            <text:p>0.02683879137039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0.0283810138702393" calcext:value-type="float">
            <text:p>0.028381013870239</text:p>
          </table:table-cell>
        </table:table-row>
        <table:table-row table:style-name="ro1" table:number-rows-repeated="104847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2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3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5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6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9">
      <number:number number:decimal-places="3" loext:min-decimal-places="3" number:min-integer-digits="1" number:grouping="true"/>
    </number:number-style>
    <number:number-style style:name="N120">
      <number:number number:decimal-places="4" loext:min-decimal-places="4" number:min-integer-digits="1" number:grouping="true"/>
    </number:number-style>
    <number:number-style style:name="N121">
      <number:number number:decimal-places="5" loext:min-decimal-places="5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 style:data-style-name="N2" text:time-value="11:16:39.949801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5-17T11:17:43.819370908</dc:date>
    <meta:editing-duration>PT19M5S</meta:editing-duration>
    <meta:editing-cycles>4</meta:editing-cycles>
    <meta:document-statistic meta:table-count="1" meta:cell-count="1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Builtin reverse</text:p>
        </chart:title>
        <chart:legend chart:legend-position="end" svg:x="13.737cm" svg:y="4.201cm" style:legend-expansion="high" chart:style-name="ch3"/>
        <chart:plot-area chart:style-name="ch4" table:cell-range-address="reverse.A1:reverse.B20" chart:data-source-has-labels="column" svg:x="0.32cm" svg:y="1.275cm" svg:width="13.097cm" svg:height="7.545cm">
          <chartooo:coordinate-region svg:x="1.973cm" svg:y="1.275cm" svg:width="11.304cm" svg:height="6.03cm"/>
          <chart:axis chart:dimension="x" chart:name="primary-x" chart:style-name="ch5" chartooo:axis-type="auto">
            <chartooo:date-scale/>
            <chart:categories table:cell-range-address="reverse.A1:reverse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verse.B1:reverse.B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reverse.A1:reverse.A20</svg:desc>
                </draw:g>
              </table:table-cell>
              <table:table-cell office:value-type="float" office:value="0.00000478029251098633">
                <text:p>0.00000478029251098633</text:p>
                <draw:g>
                  <svg:desc>reverse.B1:reverse.B2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481605529785156">
                <text:p>0.0000048160552978515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000598430633544922">
                <text:p>0.0000059843063354492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00973939895629883">
                <text:p>0.0000097393989562988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00118494033813477">
                <text:p>0.000011849403381347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00139117240905762">
                <text:p>0.000013911724090576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00165700912475586">
                <text:p>0.000016570091247558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0019681453704834">
                <text:p>0.00001968145370483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00218629837036133">
                <text:p>0.00002186298370361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0275015830993652">
                <text:p>0.000027501583099365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000267744064331055">
                <text:p>0.000026774406433105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000292181968688965">
                <text:p>0.0000292181968688965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000319600105285645">
                <text:p>0.000031960010528564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00335693359375">
                <text:p>0.000033569335937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000397801399230957">
                <text:p>0.000039780139923095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00395655632019043">
                <text:p>0.000039565563201904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0000443696975708008">
                <text:p>0.000044369697570800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000516057014465332">
                <text:p>0.0000516057014465332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0000506997108459473">
                <text:p>0.000050699710845947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530362129211426">
                <text:p>0.00005303621292114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94cm" svg:y="0.316cm" chart:style-name="ch2">
          <text:p>Colin reverse</text:p>
        </chart:title>
        <chart:legend chart:legend-position="end" svg:x="13.737cm" svg:y="4.201cm" style:legend-expansion="high" chart:style-name="ch3"/>
        <chart:plot-area chart:style-name="ch4" table:cell-range-address="reverse.A37:reverse.B56" chart:data-source-has-labels="column" svg:x="0.32cm" svg:y="1.275cm" svg:width="13.097cm" svg:height="7.545cm">
          <chartooo:coordinate-region svg:x="1.973cm" svg:y="1.275cm" svg:width="11.304cm" svg:height="6.03cm"/>
          <chart:axis chart:dimension="x" chart:name="primary-x" chart:style-name="ch5" chartooo:axis-type="auto">
            <chartooo:date-scale/>
            <chart:categories table:cell-range-address="reverse.A37:reverse.A5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verse.B37:reverse.B56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reverse.A37:reverse.A56</svg:desc>
                </draw:g>
              </table:table-cell>
              <table:table-cell office:value-type="float" office:value="0.00106329917907715">
                <text:p>0.00106329917907715</text:p>
                <draw:g>
                  <svg:desc>reverse.B37:reverse.B5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21620512008667">
                <text:p>0.002162051200866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313189029693604">
                <text:p>0.0031318902969360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419903993606568">
                <text:p>0.0041990399360656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525647401809693">
                <text:p>0.0052564740180969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631263256072998">
                <text:p>0.0063126325607299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733742713928223">
                <text:p>0.0073374271392822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844662189483643">
                <text:p>0.0084466218948364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953506231307983">
                <text:p>0.0095350623130798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05955719947815">
                <text:p>0.010595571994781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116203784942627">
                <text:p>0.011620378494262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126986742019653">
                <text:p>0.012698674201965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1370609998703">
                <text:p>0.0137060999870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150115728378296">
                <text:p>0.015011572837829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159171342849731">
                <text:p>0.015917134284973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169063806533813">
                <text:p>0.016906380653381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0180274844169617">
                <text:p>0.018027484416961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191093444824219">
                <text:p>0.019109344482421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0201750636100769">
                <text:p>0.020175063610076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17872977256775">
                <text:p>0.0217872977256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79cm" svg:y="0.316cm" chart:style-name="ch2">
          <text:p>Kai reverse</text:p>
        </chart:title>
        <chart:legend chart:legend-position="end" svg:x="13.737cm" svg:y="4.201cm" style:legend-expansion="high" chart:style-name="ch3"/>
        <chart:plot-area chart:style-name="ch4" table:cell-range-address="reverse.A60:reverse.B79" chart:data-source-has-labels="column" svg:x="0.32cm" svg:y="1.275cm" svg:width="13.097cm" svg:height="7.545cm">
          <chartooo:coordinate-region svg:x="1.418cm" svg:y="1.275cm" svg:width="11.859cm" svg:height="6.03cm"/>
          <chart:axis chart:dimension="x" chart:name="primary-x" chart:style-name="ch5" chartooo:axis-type="auto">
            <chartooo:date-scale/>
            <chart:categories table:cell-range-address="reverse.A60:reverse.A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erse.B60:reverse.B79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reverse.A60:reverse.A79</svg:desc>
                </draw:g>
              </table:table-cell>
              <table:table-cell office:value-type="float" office:value="0.00106329917907715">
                <text:p>0.00106329917907715</text:p>
                <draw:g>
                  <svg:desc>reverse.B60:reverse.B7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21620512008667">
                <text:p>0.002162051200866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313189029693604">
                <text:p>0.0031318902969360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419903993606568">
                <text:p>0.0041990399360656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525647401809693">
                <text:p>0.0052564740180969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631263256072998">
                <text:p>0.0063126325607299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733742713928223">
                <text:p>0.0073374271392822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844662189483643">
                <text:p>0.0084466218948364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953506231307983">
                <text:p>0.0095350623130798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05955719947815">
                <text:p>0.010595571994781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116203784942627">
                <text:p>0.011620378494262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126986742019653">
                <text:p>0.012698674201965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1370609998703">
                <text:p>0.0137060999870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150115728378296">
                <text:p>0.015011572837829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159171342849731">
                <text:p>0.015917134284973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169063806533813">
                <text:p>0.016906380653381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0180274844169617">
                <text:p>0.018027484416961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191093444824219">
                <text:p>0.019109344482421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0201750636100769">
                <text:p>0.020175063610076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17872977256775">
                <text:p>0.0217872977256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81cm" svg:y="0.316cm" chart:style-name="ch2">
          <text:p>Kai reverse - squished</text:p>
        </chart:title>
        <chart:legend chart:legend-position="end" svg:x="13.737cm" svg:y="4.201cm" style:legend-expansion="high" chart:style-name="ch3"/>
        <chart:plot-area chart:style-name="ch4" table:cell-range-address="reverse.A82:reverse.B101" chart:data-source-has-labels="column" svg:x="0.32cm" svg:y="1.275cm" svg:width="13.097cm" svg:height="7.545cm">
          <chartooo:coordinate-region svg:x="1.418cm" svg:y="1.275cm" svg:width="11.859cm" svg:height="6.03cm"/>
          <chart:axis chart:dimension="x" chart:name="primary-x" chart:style-name="ch5" chartooo:axis-type="auto">
            <chartooo:date-scale/>
            <chart:categories table:cell-range-address="reverse.A82:reverse.A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erse.B82:reverse.B10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reverse.A82:reverse.A101</svg:desc>
                </draw:g>
              </table:table-cell>
              <table:table-cell office:value-type="float" office:value="0.00143153667449951">
                <text:p>0.00143153667449951</text:p>
                <draw:g>
                  <svg:desc>reverse.B82:reverse.B101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290732383728027">
                <text:p>0.0029073238372802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420764684677124">
                <text:p>0.0042076468467712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563324689865112">
                <text:p>0.0056332468986511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697662830352783">
                <text:p>0.0069766283035278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837994813919068">
                <text:p>0.0083799481391906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979748964309692">
                <text:p>0.0097974896430969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13489985466003">
                <text:p>0.011348998546600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128016948699951">
                <text:p>0.012801694869995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40152454376221">
                <text:p>0.0140152454376221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155184388160706">
                <text:p>0.015518438816070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171516180038452">
                <text:p>0.017151618003845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18805992603302">
                <text:p>0.01880599260330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197872519493103">
                <text:p>0.019787251949310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21299421787262">
                <text:p>0.02129942178726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226233005523682">
                <text:p>0.0226233005523682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024052894115448">
                <text:p>0.02405289411544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255151510238647">
                <text:p>0.0255151510238647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0268387913703918">
                <text:p>0.026838791370391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83810138702393">
                <text:p>0.02838101387023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